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5" table:number-columns-repeated="2" table:default-cell-style-name="ce5"/>
        <table:table-column table:style-name="co5" table:default-cell-style-name="ce1"/>
        <table:table-column table:style-name="co5" table:number-columns-repeated="1009" table:default-cell-style-name="ce5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6 Car </text:p>
          </table:table-cell>
          <table:table-cell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K$2:.K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1" table:formula="of:=SUM([.O$2:.O2])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SUM([.V$2:.V2])"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]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1" table:formula="of:=SUM([.O$2:.O3])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])" office:value-type="float" office:value="9" calcext:value-type="float">
            <text:p>9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3])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]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])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" table:formula="of:=SUM([.O$2:.O4])" office:value-type="float" office:value="11" calcext:value-type="float">
            <text:p>11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4])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4]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5])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5])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5])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5])" office:value-type="float" office:value="12" calcext:value-type="float">
            <text:p>1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5]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5])" office:value-type="float" office:value="11" calcext:value-type="float">
            <text:p>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5])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I$2:.AI5]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6])"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6])"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6])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6])" office:value-type="float" office:value="13" calcext:value-type="float">
            <text:p>1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6])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6])"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E$2:.AE6]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6])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7])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7])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7])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O$2:.O7])" office:value-type="float" office:value="14" calcext:value-type="float">
            <text:p>14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7])" office:value-type="float" office:value="14" calcext:value-type="float">
            <text:p>1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7]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7])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8])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8])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8])"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table:formula="of:=SUM([.O$2:.O8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8]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8])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8])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8])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9])" office:value-type="float" office:value="34" calcext:value-type="float">
            <text:p>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9]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9])" office:value-type="float" office:value="17" calcext:value-type="float">
            <text:p>17</text:p>
          </table:table-cell>
          <table:table-cell table:number-columns-repeated="3"/>
          <table:table-cell table:style-name="ce1" table:formula="of:=SUM([.O$2:.O9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9])" office:value-type="float" office:value="33" calcext:value-type="float">
            <text:p>33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9])" office:value-type="float" office:value="21" calcext:value-type="float">
            <text:p>2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9])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9])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0])"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0])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0])" office:value-type="float" office:value="18" calcext:value-type="float">
            <text:p>18</text:p>
          </table:table-cell>
          <table:table-cell table:number-columns-repeated="3"/>
          <table:table-cell table:style-name="ce1" table:formula="of:=SUM([.O$2:.O10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0])" office:value-type="float" office:value="22" calcext:value-type="float">
            <text:p>2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0])"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0])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1])" office:value-type="float" office:value="38" calcext:value-type="float">
            <text:p>3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11])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1])" office:value-type="float" office:value="19" calcext:value-type="float">
            <text:p>19</text:p>
          </table:table-cell>
          <table:table-cell table:number-columns-repeated="3"/>
          <table:table-cell table:style-name="ce1" table:formula="of:=SUM([.O$2:.O11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1])"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1])" office:value-type="float" office:value="23" calcext:value-type="float">
            <text:p>2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1])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1])" office:value-type="float" office:value="10" calcext:value-type="float">
            <text:p>10</text:p>
          </table:table-cell>
          <table:table-cell table:number-columns-repeated="98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2])" office:value-type="float" office:value="46" calcext:value-type="float">
            <text:p>4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12])"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2])" office:value-type="float" office:value="20" calcext:value-type="float">
            <text:p>20</text:p>
          </table:table-cell>
          <table:table-cell table:number-columns-repeated="3"/>
          <table:table-cell table:style-name="ce1" table:formula="of:=SUM([.O$2:.O12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2])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12])"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E$2:.AE12])"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2])" office:value-type="float" office:value="11" calcext:value-type="float">
            <text:p>11</text:p>
          </table:table-cell>
          <table:table-cell table:number-columns-repeated="98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3])" office:value-type="float" office:value="48" calcext:value-type="float">
            <text:p>4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13])"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3])" office:value-type="float" office:value="21" calcext:value-type="float">
            <text:p>21</text:p>
          </table:table-cell>
          <table:table-cell table:number-columns-repeated="3"/>
          <table:table-cell table:style-name="ce1" table:formula="of:=SUM([.O$2:.O13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3])" office:value-type="float" office:value="26" calcext:value-type="float">
            <text:p>2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3])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3])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4])"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4])"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4])" office:value-type="float" office:value="22" calcext:value-type="float">
            <text:p>22</text:p>
          </table:table-cell>
          <table:table-cell table:number-columns-repeated="3"/>
          <table:table-cell table:style-name="ce1" table:formula="of:=SUM([.O$2:.O14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4])"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4])" office:value-type="float" office:value="27" calcext:value-type="float">
            <text:p>2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4])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4])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5])" office:value-type="float" office:value="58" calcext:value-type="float">
            <text:p>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15])"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5])" office:value-type="float" office:value="23" calcext:value-type="float">
            <text:p>23</text:p>
          </table:table-cell>
          <table:table-cell table:number-columns-repeated="3"/>
          <table:table-cell table:style-name="ce1" table:formula="of:=SUM([.O$2:.O15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5])" office:value-type="float" office:value="57" calcext:value-type="float">
            <text:p>57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15])" office:value-type="float" office:value="33" calcext:value-type="float">
            <text:p>3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5])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5])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6])"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6])"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K$2:.K16])" office:value-type="float" office:value="24" calcext:value-type="float">
            <text:p>24</text:p>
          </table:table-cell>
          <table:table-cell table:number-columns-repeated="3"/>
          <table:table-cell table:style-name="ce1" table:formula="of:=SUM([.O$2:.O16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6])" office:value-type="float" office:value="34" calcext:value-type="float">
            <text:p>3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6])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6])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17])"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7])" office:value-type="float" office:value="43" calcext:value-type="float">
            <text:p>43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17])" office:value-type="float" office:value="26" calcext:value-type="float">
            <text:p>26</text:p>
          </table:table-cell>
          <table:table-cell table:number-columns-repeated="3"/>
          <table:table-cell table:style-name="ce1" table:formula="of:=SUM([.O$2:.O17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17])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7])" office:value-type="float" office:value="35" calcext:value-type="float">
            <text:p>3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7])" office:value-type="float" office:value="16" calcext:value-type="float">
            <text:p>16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I$2:.AI17])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18])" office:value-type="float" office:value="70" calcext:value-type="float">
            <text:p>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18])" office:value-type="float" office:value="47" calcext:value-type="float">
            <text:p>47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18])" office:value-type="float" office:value="34" calcext:value-type="float">
            <text:p>34</text:p>
          </table:table-cell>
          <table:table-cell table:number-columns-repeated="3"/>
          <table:table-cell table:style-name="ce1" table:formula="of:=SUM([.O$2:.O18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18])"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18])" office:value-type="float" office:value="37" calcext:value-type="float">
            <text:p>3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E$2:.AE18])"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8])"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19])"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19])" office:value-type="float" office:value="48" calcext:value-type="float">
            <text:p>4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19])" office:value-type="float" office:value="36" calcext:value-type="float">
            <text:p>36</text:p>
          </table:table-cell>
          <table:table-cell table:number-columns-repeated="3"/>
          <table:table-cell table:style-name="ce1" table:formula="of:=SUM([.O$2:.O19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19])" office:value-type="float" office:value="38" calcext:value-type="float">
            <text:p>3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19])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19])"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0])" office:value-type="float" office:value="74" calcext:value-type="float">
            <text:p>7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0])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0])" office:value-type="float" office:value="38" calcext:value-type="float">
            <text:p>38</text:p>
          </table:table-cell>
          <table:table-cell table:number-columns-repeated="3"/>
          <table:table-cell table:style-name="ce1" table:formula="of:=SUM([.O$2:.O20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0])"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0])" office:value-type="float" office:value="39" calcext:value-type="float">
            <text:p>3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0])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0])" office:value-type="float" office:value="19" calcext:value-type="float">
            <text:p>19</text:p>
          </table:table-cell>
          <table:table-cell table:number-columns-repeated="98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1])"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21])" office:value-type="float" office:value="58" calcext:value-type="float">
            <text:p>5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1])" office:value-type="float" office:value="46" calcext:value-type="float">
            <text:p>46</text:p>
          </table:table-cell>
          <table:table-cell table:number-columns-repeated="3"/>
          <table:table-cell table:style-name="ce1" table:formula="of:=SUM([.O$2:.O21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1])" office:value-type="float" office:value="81" calcext:value-type="float">
            <text:p>8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21])" office:value-type="float" office:value="45" calcext:value-type="float">
            <text:p>4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1])"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1])" office:value-type="float" office:value="20" calcext:value-type="float">
            <text:p>20</text:p>
          </table:table-cell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2])" office:value-type="float" office:value="84" calcext:value-type="float">
            <text:p>8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22])" office:value-type="float" office:value="60" calcext:value-type="float">
            <text:p>6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2])" office:value-type="float" office:value="48" calcext:value-type="float">
            <text:p>48</text:p>
          </table:table-cell>
          <table:table-cell table:number-columns-repeated="3"/>
          <table:table-cell table:style-name="ce1" table:formula="of:=SUM([.O$2:.O22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2])" office:value-type="float" office:value="46" calcext:value-type="float">
            <text:p>4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2])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2])" office:value-type="float" office:value="21" calcext:value-type="float">
            <text:p>21</text:p>
          </table:table-cell>
          <table:table-cell table:number-columns-repeated="98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3])" office:value-type="float" office:value="86" calcext:value-type="float">
            <text:p>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3])" office:value-type="float" office:value="61" calcext:value-type="float">
            <text:p>6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3])" office:value-type="float" office:value="50" calcext:value-type="float">
            <text:p>50</text:p>
          </table:table-cell>
          <table:table-cell table:number-columns-repeated="3"/>
          <table:table-cell table:style-name="ce1" table:formula="of:=SUM([.O$2:.O23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3])"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3])" office:value-type="float" office:value="47" calcext:value-type="float">
            <text:p>4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3])"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3])" office:value-type="float" office:value="22" calcext:value-type="float">
            <text:p>22</text:p>
          </table:table-cell>
          <table:table-cell table:number-columns-repeated="98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4])" office:value-type="float" office:value="94" calcext:value-type="float">
            <text:p>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24])" office:value-type="float" office:value="65" calcext:value-type="float">
            <text:p>6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4])" office:value-type="float" office:value="58" calcext:value-type="float">
            <text:p>58</text:p>
          </table:table-cell>
          <table:table-cell table:number-columns-repeated="3"/>
          <table:table-cell table:style-name="ce1" table:formula="of:=SUM([.O$2:.O24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4])"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V$2:.V24])" office:value-type="float" office:value="49" calcext:value-type="float">
            <text:p>4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E$2:.AE24])"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4])"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5])"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5])" office:value-type="float" office:value="66" calcext:value-type="float">
            <text:p>6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5])" office:value-type="float" office:value="60" calcext:value-type="float">
            <text:p>60</text:p>
          </table:table-cell>
          <table:table-cell table:number-columns-repeated="3"/>
          <table:table-cell table:style-name="ce1" table:formula="of:=SUM([.O$2:.O25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5])" office:value-type="float" office:value="50" calcext:value-type="float">
            <text:p>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5])"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5])"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6])"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6])" office:value-type="float" office:value="67" calcext:value-type="float">
            <text:p>67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6])" office:value-type="float" office:value="62" calcext:value-type="float">
            <text:p>62</text:p>
          </table:table-cell>
          <table:table-cell table:number-columns-repeated="3"/>
          <table:table-cell table:style-name="ce1" table:formula="of:=SUM([.O$2:.O26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6])"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V$2:.V26])" office:value-type="float" office:value="51" calcext:value-type="float">
            <text:p>5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6])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6])"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27])" office:value-type="float" office:value="106" calcext:value-type="float">
            <text:p>10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27])" office:value-type="float" office:value="71" calcext:value-type="float">
            <text:p>71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27])" office:value-type="float" office:value="70" calcext:value-type="float">
            <text:p>70</text:p>
          </table:table-cell>
          <table:table-cell table:number-columns-repeated="3"/>
          <table:table-cell table:style-name="ce1" table:formula="of:=SUM([.O$2:.O27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27])" office:value-type="float" office:value="105" calcext:value-type="float">
            <text:p>10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" table:formula="of:=SUM([.V$2:.V27])" office:value-type="float" office:value="57" calcext:value-type="float">
            <text:p>5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7])"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7])"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28])"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28])" office:value-type="float" office:value="72" calcext:value-type="float">
            <text:p>7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28])" office:value-type="float" office:value="72" calcext:value-type="float">
            <text:p>72</text:p>
          </table:table-cell>
          <table:table-cell table:number-columns-repeated="3"/>
          <table:table-cell table:style-name="ce1" table:formula="of:=SUM([.O$2:.O28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28])" office:value-type="float" office:value="108" calcext:value-type="float">
            <text:p>108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SUM([.V$2:.V28])" office:value-type="float" office:value="60" calcext:value-type="float">
            <text:p>6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8])" office:value-type="float" office:value="27" calcext:value-type="float">
            <text:p>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28])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29])" office:value-type="float" office:value="110" calcext:value-type="float">
            <text:p>11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29])" office:value-type="float" office:value="74" calcext:value-type="float">
            <text:p>7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29])" office:value-type="float" office:value="74" calcext:value-type="float">
            <text:p>74</text:p>
          </table:table-cell>
          <table:table-cell table:number-columns-repeated="3"/>
          <table:table-cell table:style-name="ce1" table:formula="of:=SUM([.O$2:.O29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29])" office:value-type="float" office:value="111" calcext:value-type="float">
            <text:p>11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29])" office:value-type="float" office:value="63" calcext:value-type="float">
            <text:p>6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29])" office:value-type="float" office:value="28" calcext:value-type="float">
            <text:p>28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" table:formula="of:=SUM([.AI$2:.AI29])" office:value-type="float" office:value="28" calcext:value-type="float">
            <text:p>28</text:p>
          </table:table-cell>
          <table:table-cell table:number-columns-repeated="98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0])" office:value-type="float" office:value="118" calcext:value-type="float">
            <text:p>11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0])" office:value-type="float" office:value="82" calcext:value-type="float">
            <text:p>8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0])" office:value-type="float" office:value="82" calcext:value-type="float">
            <text:p>82</text:p>
          </table:table-cell>
          <table:table-cell table:number-columns-repeated="3"/>
          <table:table-cell table:style-name="ce1" table:formula="of:=SUM([.O$2:.O30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0])" office:value-type="float" office:value="117" calcext:value-type="float">
            <text:p>11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0])" office:value-type="float" office:value="69" calcext:value-type="float">
            <text:p>69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style-name="ce1" table:formula="of:=SUM([.AE$2:.AE30])"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0])" office:value-type="float" office:value="29" calcext:value-type="float">
            <text:p>29</text:p>
          </table:table-cell>
          <table:table-cell table:number-columns-repeated="98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1])" office:value-type="float" office:value="120" calcext:value-type="float">
            <text:p>1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31])" office:value-type="float" office:value="84" calcext:value-type="float">
            <text:p>8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1])" office:value-type="float" office:value="84" calcext:value-type="float">
            <text:p>84</text:p>
          </table:table-cell>
          <table:table-cell table:number-columns-repeated="3"/>
          <table:table-cell table:style-name="ce1" table:formula="of:=SUM([.O$2:.O31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1])" office:value-type="float" office:value="120" calcext:value-type="float">
            <text:p>12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1])" office:value-type="float" office:value="72" calcext:value-type="float">
            <text:p>7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1])"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1])" office:value-type="float" office:value="30" calcext:value-type="float">
            <text:p>30</text:p>
          </table:table-cell>
          <table:table-cell table:number-columns-repeated="98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2])"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2])" office:value-type="float" office:value="85" calcext:value-type="float">
            <text:p>85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2])" office:value-type="float" office:value="86" calcext:value-type="float">
            <text:p>86</text:p>
          </table:table-cell>
          <table:table-cell table:number-columns-repeated="3"/>
          <table:table-cell table:style-name="ce1" table:formula="of:=SUM([.O$2:.O32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2])" office:value-type="float" office:value="123" calcext:value-type="float">
            <text:p>12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2])" office:value-type="float" office:value="75" calcext:value-type="float">
            <text:p>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2])"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2])" office:value-type="float" office:value="31" calcext:value-type="float">
            <text:p>31</text:p>
          </table:table-cell>
          <table:table-cell table:number-columns-repeated="98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1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3])" office:value-type="float" office:value="130" calcext:value-type="float">
            <text:p>1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33])" office:value-type="float" office:value="89" calcext:value-type="float">
            <text:p>89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3])" office:value-type="float" office:value="94" calcext:value-type="float">
            <text:p>94</text:p>
          </table:table-cell>
          <table:table-cell table:number-columns-repeated="3"/>
          <table:table-cell table:style-name="ce1" table:formula="of:=SUM([.O$2:.O33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3])" office:value-type="float" office:value="129" calcext:value-type="float">
            <text:p>12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3])" office:value-type="float" office:value="81" calcext:value-type="float">
            <text:p>8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3])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3])" office:value-type="float" office:value="32" calcext:value-type="float">
            <text:p>32</text:p>
          </table:table-cell>
          <table:table-cell table:number-columns-repeated="98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1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4])"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4])" office:value-type="float" office:value="90" calcext:value-type="float">
            <text:p>9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4])" office:value-type="float" office:value="96" calcext:value-type="float">
            <text:p>96</text:p>
          </table:table-cell>
          <table:table-cell table:number-columns-repeated="3"/>
          <table:table-cell table:style-name="ce1" table:formula="of:=SUM([.O$2:.O34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4])" office:value-type="float" office:value="132" calcext:value-type="float">
            <text:p>13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4])" office:value-type="float" office:value="84" calcext:value-type="float">
            <text:p>8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4])"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4])" office:value-type="float" office:value="33" calcext:value-type="float">
            <text:p>33</text:p>
          </table:table-cell>
          <table:table-cell table:number-columns-repeated="98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5])"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5])" office:value-type="float" office:value="91" calcext:value-type="float">
            <text:p>9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5])" office:value-type="float" office:value="98" calcext:value-type="float">
            <text:p>98</text:p>
          </table:table-cell>
          <table:table-cell table:number-columns-repeated="3"/>
          <table:table-cell table:style-name="ce1" table:formula="of:=SUM([.O$2:.O35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5])" office:value-type="float" office:value="135" calcext:value-type="float">
            <text:p>13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5])" office:value-type="float" office:value="87" calcext:value-type="float">
            <text:p>8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5])"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5])" office:value-type="float" office:value="34" calcext:value-type="float">
            <text:p>34</text:p>
          </table:table-cell>
          <table:table-cell table:number-columns-repeated="98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1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6])" office:value-type="float" office:value="142" calcext:value-type="float">
            <text:p>1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.$G$2:.G36])" office:value-type="float" office:value="95" calcext:value-type="float">
            <text:p>9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6])" office:value-type="float" office:value="106" calcext:value-type="float">
            <text:p>106</text:p>
          </table:table-cell>
          <table:table-cell table:number-columns-repeated="3"/>
          <table:table-cell table:style-name="ce1" table:formula="of:=SUM([.O$2:.O36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6])" office:value-type="float" office:value="141" calcext:value-type="float">
            <text:p>14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6])" office:value-type="float" office:value="93" calcext:value-type="float">
            <text:p>9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6])"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6])" office:value-type="float" office:value="35" calcext:value-type="float">
            <text:p>35</text:p>
          </table:table-cell>
          <table:table-cell table:number-columns-repeated="98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1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37])"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.$G$2:.G37])" office:value-type="float" office:value="96" calcext:value-type="float">
            <text:p>9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37])" office:value-type="float" office:value="108" calcext:value-type="float">
            <text:p>108</text:p>
          </table:table-cell>
          <table:table-cell table:number-columns-repeated="3"/>
          <table:table-cell table:style-name="ce1" table:formula="of:=SUM([.O$2:.O37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37])" office:value-type="float" office:value="144" calcext:value-type="float">
            <text:p>14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37])" office:value-type="float" office:value="96" calcext:value-type="float">
            <text:p>9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7])"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7])" office:value-type="float" office:value="36" calcext:value-type="float">
            <text:p>36</text:p>
          </table:table-cell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38])" office:value-type="float" office:value="146" calcext:value-type="float">
            <text:p>146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38])" office:value-type="float" office:value="98" calcext:value-type="float">
            <text:p>9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38])" office:value-type="float" office:value="110" calcext:value-type="float">
            <text:p>110</text:p>
          </table:table-cell>
          <table:table-cell table:number-columns-repeated="3"/>
          <table:table-cell table:style-name="ce1" table:formula="of:=SUM([.O$2:.O38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38])" office:value-type="float" office:value="147" calcext:value-type="float">
            <text:p>14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38])" office:value-type="float" office:value="99" calcext:value-type="float">
            <text:p>9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8])"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8])" office:value-type="float" office:value="37" calcext:value-type="float">
            <text:p>37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1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39])" office:value-type="float" office:value="154" calcext:value-type="float">
            <text:p>154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39])" office:value-type="float" office:value="106" calcext:value-type="float">
            <text:p>10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39])" office:value-type="float" office:value="118" calcext:value-type="float">
            <text:p>118</text:p>
          </table:table-cell>
          <table:table-cell table:number-columns-repeated="3"/>
          <table:table-cell table:style-name="ce1" table:formula="of:=SUM([.O$2:.O39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39])" office:value-type="float" office:value="153" calcext:value-type="float">
            <text:p>153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39])" office:value-type="float" office:value="105" calcext:value-type="float">
            <text:p>10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39])"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39])" office:value-type="float" office:value="38" calcext:value-type="float">
            <text:p>38</text:p>
          </table:table-cell>
          <table:table-cell table:number-columns-repeated="98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1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0])" office:value-type="float" office:value="156" calcext:value-type="float">
            <text:p>156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0])" office:value-type="float" office:value="108" calcext:value-type="float">
            <text:p>10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0])" office:value-type="float" office:value="120" calcext:value-type="float">
            <text:p>120</text:p>
          </table:table-cell>
          <table:table-cell table:number-columns-repeated="3"/>
          <table:table-cell table:style-name="ce1" table:formula="of:=SUM([.O$2:.O40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0])" office:value-type="float" office:value="156" calcext:value-type="float">
            <text:p>156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0])" office:value-type="float" office:value="108" calcext:value-type="float">
            <text:p>10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0])"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40])" office:value-type="float" office:value="39" calcext:value-type="float">
            <text:p>39</text:p>
          </table:table-cell>
          <table:table-cell table:number-columns-repeated="98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1])" office:value-type="float" office:value="158" calcext:value-type="float">
            <text:p>158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1])" office:value-type="float" office:value="110" calcext:value-type="float">
            <text:p>11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1])" office:value-type="float" office:value="122" calcext:value-type="float">
            <text:p>122</text:p>
          </table:table-cell>
          <table:table-cell table:number-columns-repeated="3"/>
          <table:table-cell table:style-name="ce1" table:formula="of:=SUM([.O$2:.O41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1])" office:value-type="float" office:value="159" calcext:value-type="float">
            <text:p>159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1])" office:value-type="float" office:value="111" calcext:value-type="float">
            <text:p>11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1])" office:value-type="float" office:value="40" calcext:value-type="float">
            <text:p>40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" table:formula="of:=SUM([.AI$2:.AI41])" office:value-type="float" office:value="45" calcext:value-type="float">
            <text:p>45</text:p>
          </table:table-cell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1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2])" office:value-type="float" office:value="166" calcext:value-type="float">
            <text:p>166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2])" office:value-type="float" office:value="118" calcext:value-type="float">
            <text:p>11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2])" office:value-type="float" office:value="130" calcext:value-type="float">
            <text:p>130</text:p>
          </table:table-cell>
          <table:table-cell table:number-columns-repeated="3"/>
          <table:table-cell table:style-name="ce1" table:formula="of:=SUM([.O$2:.O42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2])" office:value-type="float" office:value="165" calcext:value-type="float">
            <text:p>16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2])" office:value-type="float" office:value="117" calcext:value-type="float">
            <text:p>117</text:p>
          </table:table-cell>
          <table:table-cell table:number-columns-repeated="7"/>
          <table:table-cell table:style-name="ce6" office:value-type="float" office:value="1" calcext:value-type="float">
            <text:p>1</text:p>
          </table:table-cell>
          <table:table-cell table:style-name="ce1" table:formula="of:=SUM([.AE$2:.AE42])"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table:formula="of:=SUM([.AI$2:.AI42])" office:value-type="float" office:value="46" calcext:value-type="float">
            <text:p>46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1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3])" office:value-type="float" office:value="168" calcext:value-type="float">
            <text:p>168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3])" office:value-type="float" office:value="120" calcext:value-type="float">
            <text:p>1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3])" office:value-type="float" office:value="132" calcext:value-type="float">
            <text:p>132</text:p>
          </table:table-cell>
          <table:table-cell table:number-columns-repeated="3"/>
          <table:table-cell table:style-name="ce1" table:formula="of:=SUM([.O$2:.O43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3])" office:value-type="float" office:value="168" calcext:value-type="float">
            <text:p>168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3])" office:value-type="float" office:value="120" calcext:value-type="float">
            <text:p>1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3])"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table:formula="of:=SUM([.AI$2:.AI43])" office:value-type="float" office:value="48" calcext:value-type="float">
            <text:p>48</text:p>
          </table:table-cell>
          <table:table-cell table:number-columns-repeated="98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4])" office:value-type="float" office:value="170" calcext:value-type="float">
            <text:p>170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4])" office:value-type="float" office:value="122" calcext:value-type="float">
            <text:p>12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4])" office:value-type="float" office:value="134" calcext:value-type="float">
            <text:p>134</text:p>
          </table:table-cell>
          <table:table-cell table:number-columns-repeated="3"/>
          <table:table-cell table:style-name="ce1" table:formula="of:=SUM([.O$2:.O44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4])" office:value-type="float" office:value="171" calcext:value-type="float">
            <text:p>17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4])" office:value-type="float" office:value="123" calcext:value-type="float">
            <text:p>12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4])" office:value-type="float" office:value="43" calcext:value-type="float">
            <text:p>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SUM([.AI$2:.AI44])" office:value-type="float" office:value="51" calcext:value-type="float">
            <text:p>51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1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5])" office:value-type="float" office:value="178" calcext:value-type="float">
            <text:p>17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5])" office:value-type="float" office:value="130" calcext:value-type="float">
            <text:p>13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5])" office:value-type="float" office:value="142" calcext:value-type="float">
            <text:p>142</text:p>
          </table:table-cell>
          <table:table-cell table:number-columns-repeated="3"/>
          <table:table-cell table:style-name="ce1" table:formula="of:=SUM([.O$2:.O45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5])" office:value-type="float" office:value="177" calcext:value-type="float">
            <text:p>17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5])" office:value-type="float" office:value="129" calcext:value-type="float">
            <text:p>12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5])" office:value-type="float" office:value="44" calcext:value-type="float">
            <text:p>44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" table:formula="of:=SUM([.AI$2:.AI45])" office:value-type="float" office:value="57" calcext:value-type="float">
            <text:p>57</text:p>
          </table:table-cell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1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6])" office:value-type="float" office:value="180" calcext:value-type="float">
            <text:p>18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6])" office:value-type="float" office:value="132" calcext:value-type="float">
            <text:p>13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6])" office:value-type="float" office:value="144" calcext:value-type="float">
            <text:p>144</text:p>
          </table:table-cell>
          <table:table-cell table:number-columns-repeated="3"/>
          <table:table-cell table:style-name="ce1" table:formula="of:=SUM([.O$2:.O46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6])" office:value-type="float" office:value="180" calcext:value-type="float">
            <text:p>18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6])" office:value-type="float" office:value="132" calcext:value-type="float">
            <text:p>13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6])" office:value-type="float" office:value="45" calcext:value-type="float">
            <text:p>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SUM([.AI$2:.AI46])" office:value-type="float" office:value="60" calcext:value-type="float">
            <text:p>60</text:p>
          </table:table-cell>
          <table:table-cell table:number-columns-repeated="98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formula="of:=SUM([.$C$2:.C47])" office:value-type="float" office:value="182" calcext:value-type="float">
            <text:p>18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G$2:.G47])" office:value-type="float" office:value="134" calcext:value-type="float">
            <text:p>13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SUM([.$K$2:.K47])" office:value-type="float" office:value="146" calcext:value-type="float">
            <text:p>146</text:p>
          </table:table-cell>
          <table:table-cell table:number-columns-repeated="3"/>
          <table:table-cell table:style-name="ce1" table:formula="of:=SUM([.O$2:.O47])" office:value-type="float" office:value="22" calcext:value-type="float">
            <text:p>22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1" table:formula="of:=SUM([.S$2:.S47])" office:value-type="float" office:value="183" calcext:value-type="float">
            <text:p>18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SUM([.V$2:.V47])" office:value-type="float" office:value="135" calcext:value-type="float">
            <text:p>13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7])" office:value-type="float" office:value="46" calcext:value-type="float">
            <text:p>4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SUM([.AI$2:.AI47])" office:value-type="float" office:value="63" calcext:value-type="float">
            <text:p>63</text:p>
          </table:table-cell>
          <table:table-cell table:number-columns-repeated="98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1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formula="of:=SUM([.$C$2:.C48])" office:value-type="float" office:value="190" calcext:value-type="float">
            <text:p>19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G$2:.G48])" office:value-type="float" office:value="142" calcext:value-type="float">
            <text:p>142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formula="of:=SUM([.$K$2:.K48])" office:value-type="float" office:value="154" calcext:value-type="float">
            <text:p>154</text:p>
          </table:table-cell>
          <table:table-cell table:number-columns-repeated="3"/>
          <table:table-cell table:style-name="ce1" table:formula="of:=SUM([.O$2:.O48])" office:value-type="float" office:value="22" calcext:value-type="float">
            <text:p>2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" table:formula="of:=SUM([.S$2:.S48])" office:value-type="float" office:value="189" calcext:value-type="float">
            <text:p>189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1" table:formula="of:=SUM([.V$2:.V48])" office:value-type="float" office:value="141" calcext:value-type="float">
            <text:p>14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8])" office:value-type="float" office:value="47" calcext:value-type="float">
            <text:p>47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" table:formula="of:=SUM([.AI$2:.AI48])" office:value-type="float" office:value="69" calcext:value-type="float">
            <text:p>69</text:p>
          </table:table-cell>
          <table:table-cell table:number-columns-repeated="98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1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formula="of:=SUM([.$C$2:.C49])" office:value-type="float" office:value="192" calcext:value-type="float">
            <text:p>19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G$2:.G49])" office:value-type="float" office:value="144" calcext:value-type="float">
            <text:p>144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formula="of:=SUM([.$K$2:.K49])" office:value-type="float" office:value="156" calcext:value-type="float">
            <text:p>156</text:p>
          </table:table-cell>
          <table:table-cell table:number-columns-repeated="3"/>
          <table:table-cell table:style-name="ce1" table:formula="of:=SUM([.O$2:.O49])" office:value-type="float" office:value="22" calcext:value-type="float">
            <text:p>22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" table:formula="of:=SUM([.S$2:.S49])" office:value-type="float" office:value="192" calcext:value-type="float">
            <text:p>19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1" table:formula="of:=SUM([.V$2:.V49])" office:value-type="float" office:value="144" calcext:value-type="float">
            <text:p>14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" table:formula="of:=SUM([.AE$2:.AE49])" office:value-type="float" office:value="48" calcext:value-type="float">
            <text:p>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table:formula="of:=SUM([.AI$2:.AI49])" office:value-type="float" office:value="72" calcext:value-type="float">
            <text:p>72</text:p>
          </table:table-cell>
          <table:table-cell table:number-columns-repeated="98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16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ce14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2]/48" office:value-type="float" office:value="0.333333333333333" calcext:value-type="float">
            <text:p>0.333333333333333</text:p>
          </table:table-cell>
          <table:table-cell/>
          <table:table-cell table:formula="of:=[.B2]*[.C2]*[.D2]*[.E2]" office:value-type="float" office:value="1560" calcext:value-type="float">
            <text:p>1560</text:p>
          </table:table-cell>
          <table:table-cell/>
          <table:table-cell table:formula="of:=[.D2]*[.E2]" office:value-type="float" office:value="0.5" calcext:value-type="float">
            <text:p>0.5</text:p>
          </table:table-cell>
          <table:table-cell table:formula="of:=[.I2]*10000" office:value-type="float" office:value="5000" calcext:value-type="float">
            <text:p>5000</text:p>
          </table:table-cell>
          <table:table-cell/>
          <table:table-cell table:formula="of:=[.A2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48" office:value-type="float" office:value="0.25" calcext:value-type="float">
            <text:p>0.25</text:p>
          </table:table-cell>
          <table:table-cell/>
          <table:table-cell table:formula="of:=[.B3]*[.C3]*[.D3]*[.E3]" office:value-type="float" office:value="1170" calcext:value-type="float">
            <text:p>1170</text:p>
          </table:table-cell>
          <table:table-cell/>
          <table:table-cell table:formula="of:=[.D3]*[.E3]" office:value-type="float" office:value="0.375" calcext:value-type="float">
            <text:p>0.375</text:p>
          </table:table-cell>
          <table:table-cell table:formula="of:=[.I3]*10000" office:value-type="float" office:value="3750" calcext:value-type="float">
            <text:p>3750</text:p>
          </table:table-cell>
          <table:table-cell/>
          <table:table-cell table:formula="of:=[.A3]/2*1.5" office:value-type="float" office:value="9" calcext:value-type="float">
            <text:p>9</text:p>
          </table:table-cell>
          <table:table-cell/>
          <table:table-cell table:formula="of:=[.A3]/[.$A$2]*[.$N$2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48" office:value-type="float" office:value="0.208333333333333" calcext:value-type="float">
            <text:p>0.208333333333333</text:p>
          </table:table-cell>
          <table:table-cell/>
          <table:table-cell table:formula="of:=[.B4]*[.C4]*[.D4]*[.E4]" office:value-type="float" office:value="975" calcext:value-type="float">
            <text:p>975</text:p>
          </table:table-cell>
          <table:table-cell/>
          <table:table-cell table:formula="of:=[.D4]*[.E4]" office:value-type="float" office:value="0.3125" calcext:value-type="float">
            <text:p>0.3125</text:p>
          </table:table-cell>
          <table:table-cell table:formula="of:=[.I4]*10000" office:value-type="float" office:value="3125" calcext:value-type="float">
            <text:p>3125</text:p>
          </table:table-cell>
          <table:table-cell/>
          <table:table-cell table:formula="of:=[.A4]/2*1.5" office:value-type="float" office:value="7.5" calcext:value-type="float">
            <text:p>7.5</text:p>
          </table:table-cell>
          <table:table-cell/>
          <table:table-cell table:formula="of:=[.A4]/[.$A$2]*[.$N$2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48" office:value-type="float" office:value="0.166666666666667" calcext:value-type="float">
            <text:p>0.166666666666667</text:p>
          </table:table-cell>
          <table:table-cell/>
          <table:table-cell table:formula="of:=[.B5]*[.C5]*[.D5]*[.E5]" office:value-type="float" office:value="780" calcext:value-type="float">
            <text:p>780</text:p>
          </table:table-cell>
          <table:table-cell/>
          <table:table-cell table:formula="of:=[.D5]*[.E5]" office:value-type="float" office:value="0.25" calcext:value-type="float">
            <text:p>0.25</text:p>
          </table:table-cell>
          <table:table-cell table:formula="of:=[.I5]*10000" office:value-type="float" office:value="2500" calcext:value-type="float">
            <text:p>2500</text:p>
          </table:table-cell>
          <table:table-cell/>
          <table:table-cell table:formula="of:=[.A5]/2*1.5" office:value-type="float" office:value="6" calcext:value-type="float">
            <text:p>6</text:p>
          </table:table-cell>
          <table:table-cell/>
          <table:table-cell table:formula="of:=[.A5]/[.$A$2]*[.$N$2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48" office:value-type="float" office:value="0.125" calcext:value-type="float">
            <text:p>0.125</text:p>
          </table:table-cell>
          <table:table-cell/>
          <table:table-cell table:formula="of:=[.B6]*[.C6]*[.D6]*[.E6]" office:value-type="float" office:value="585" calcext:value-type="float">
            <text:p>585</text:p>
          </table:table-cell>
          <table:table-cell/>
          <table:table-cell table:formula="of:=[.D6]*[.E6]" office:value-type="float" office:value="0.1875" calcext:value-type="float">
            <text:p>0.1875</text:p>
          </table:table-cell>
          <table:table-cell table:formula="of:=[.I6]*10000" office:value-type="float" office:value="1875" calcext:value-type="float">
            <text:p>1875</text:p>
          </table:table-cell>
          <table:table-cell/>
          <table:table-cell table:formula="of:=[.A6]/2*1.5" office:value-type="float" office:value="4.5" calcext:value-type="float">
            <text:p>4.5</text:p>
          </table:table-cell>
          <table:table-cell/>
          <table:table-cell table:formula="of:=[.A6]/[.$A$2]*[.$N$2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48" office:value-type="float" office:value="0.0833333333333333" calcext:value-type="float">
            <text:p>0.0833333333333333</text:p>
          </table:table-cell>
          <table:table-cell/>
          <table:table-cell table:formula="of:=[.B7]*[.C7]*[.D7]*[.E7]" office:value-type="float" office:value="390" calcext:value-type="float">
            <text:p>390</text:p>
          </table:table-cell>
          <table:table-cell/>
          <table:table-cell table:formula="of:=[.D7]*[.E7]" office:value-type="float" office:value="0.125" calcext:value-type="float">
            <text:p>0.125</text:p>
          </table:table-cell>
          <table:table-cell table:formula="of:=[.I7]*10000" office:value-type="float" office:value="1250" calcext:value-type="float">
            <text:p>1250</text:p>
          </table:table-cell>
          <table:table-cell/>
          <table:table-cell table:formula="of:=[.A7]/2*1.5" office:value-type="float" office:value="3" calcext:value-type="float">
            <text:p>3</text:p>
          </table:table-cell>
          <table:table-cell/>
          <table:table-cell table:formula="of:=[.A7]/[.$A$2]*[.$N$2]" office:value-type="float" office:value="75" calcext:value-type="float">
            <text:p>75</text:p>
          </table:table-cell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formula="of:=58" office:value-type="float" office:value="58" calcext:value-type="float">
            <text:p>58</text:p>
          </table:table-cell>
          <table:table-cell table:formula="of:=[.B16]*9" office:value-type="float" office:value="522" calcext:value-type="float">
            <text:p>522</text:p>
          </table:table-cell>
          <table:table-cell table:number-columns-repeated="4"/>
          <table:table-cell table:formula="of:=300/16*6" office:value-type="float" office:value="112.5" calcext:value-type="float">
            <text:p>112.5</text:p>
          </table:table-cell>
          <table:table-cell table:number-columns-repeated="1016"/>
        </table:table-row>
        <table:table-row table:style-name="ro1">
          <table:table-cell/>
          <table:table-cell table:formula="of:=58*16" office:value-type="float" office:value="928" calcext:value-type="float">
            <text:p>928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formula="of:=1044/9*12" office:value-type="float" office:value="1392" calcext:value-type="float">
            <text:p>139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58*15" office:value-type="float" office:value="870" calcext:value-type="float">
            <text:p>87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58*12" office:value-type="float" office:value="696" calcext:value-type="float">
            <text:p>69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1267" office:value-type="float" office:value="1267" calcext:value-type="float">
            <text:p>1267</text:p>
          </table:table-cell>
          <table:table-cell table:formula="of:=[.D28]*18" office:value-type="float" office:value="22806" calcext:value-type="float">
            <text:p>22806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6:58:11.6032718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5-12T21:11:29.138004487</dc:date>
    <meta:editing-duration>P2DT7H17M24S</meta:editing-duration>
    <meta:editing-cycles>15</meta:editing-cycles>
    <meta:generator>LibreOffice/7.3.3.2$Linux_X86_64 LibreOffice_project/30$Build-2</meta:generator>
    <meta:document-statistic meta:table-count="3" meta:cell-count="1600" meta:object-count="0"/>
  </office:meta>
</office:document-meta>
</file>